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199e" officeooo:paragraph-rsid="000e199e"/>
    </style:style>
    <style:style style:name="P2" style:family="paragraph" style:parent-style-name="Standard">
      <style:text-properties officeooo:rsid="000e199e" officeooo:paragraph-rsid="000f3a98"/>
    </style:style>
    <style:style style:name="P3" style:family="paragraph" style:parent-style-name="Standard">
      <style:text-properties officeooo:paragraph-rsid="000e199e"/>
    </style:style>
    <style:style style:name="P4" style:family="paragraph" style:parent-style-name="Standard">
      <style:text-properties officeooo:rsid="000f3a98" officeooo:paragraph-rsid="000f3a98"/>
    </style:style>
    <style:style style:name="P5" style:family="paragraph" style:parent-style-name="Standard">
      <style:text-properties fo:font-weight="bold" officeooo:rsid="000f3a98" officeooo:paragraph-rsid="000f3a98" style:font-weight-asian="bold" style:font-weight-complex="bold"/>
    </style:style>
    <style:style style:name="P6" style:family="paragraph" style:parent-style-name="Standard">
      <style:text-properties fo:font-weight="bold" officeooo:rsid="0015ee38" officeooo:paragraph-rsid="0015ee38" style:font-weight-asian="bold" style:font-weight-complex="bold"/>
    </style:style>
    <style:style style:name="P7" style:family="paragraph" style:parent-style-name="Standard">
      <style:text-properties fo:font-weight="bold" officeooo:rsid="00173ebf" officeooo:paragraph-rsid="00173ebf" style:font-weight-asian="bold" style:font-weight-complex="bold"/>
    </style:style>
    <style:style style:name="P8" style:family="paragraph" style:parent-style-name="Standard">
      <style:text-properties fo:font-weight="bold" officeooo:rsid="0010d47c" officeooo:paragraph-rsid="0010d47c" style:font-weight-asian="bold" style:font-weight-complex="bold"/>
    </style:style>
    <style:style style:name="P9" style:family="paragraph" style:parent-style-name="Standard">
      <style:text-properties fo:font-weight="bold" officeooo:rsid="0017ef9b" officeooo:paragraph-rsid="0017ef9b" style:font-weight-asian="bold" style:font-weight-complex="bold"/>
    </style:style>
    <style:style style:name="P10" style:family="paragraph" style:parent-style-name="Standard">
      <style:text-properties fo:font-weight="bold" officeooo:rsid="001b2cb1" officeooo:paragraph-rsid="001b2cb1" style:font-weight-asian="bold" style:font-weight-complex="bold"/>
    </style:style>
    <style:style style:name="P11" style:family="paragraph" style:parent-style-name="Standard">
      <style:text-properties fo:font-weight="bold" officeooo:rsid="001b9630" officeooo:paragraph-rsid="001b9630" style:font-weight-asian="bold" style:font-weight-complex="bold"/>
    </style:style>
    <style:style style:name="P12" style:family="paragraph" style:parent-style-name="Standard">
      <style:text-properties fo:font-weight="bold" officeooo:rsid="00258c45" officeooo:paragraph-rsid="00258c45" style:font-weight-asian="bold" style:font-weight-complex="bold"/>
    </style:style>
    <style:style style:name="P13" style:family="paragraph" style:parent-style-name="Standard">
      <style:text-properties fo:font-weight="bold" officeooo:rsid="0026e61e" officeooo:paragraph-rsid="0026e61e" style:font-weight-asian="bold" style:font-weight-complex="bold"/>
    </style:style>
    <style:style style:name="P14" style:family="paragraph" style:parent-style-name="Standard">
      <style:text-properties fo:font-weight="bold" officeooo:rsid="0027bb15" officeooo:paragraph-rsid="0027bb15" style:font-weight-asian="bold" style:font-weight-complex="bold"/>
    </style:style>
    <style:style style:name="P15" style:family="paragraph" style:parent-style-name="Standard">
      <style:text-properties fo:font-weight="bold" officeooo:rsid="0028645f" officeooo:paragraph-rsid="0028645f" style:font-weight-asian="bold" style:font-weight-complex="bold"/>
    </style:style>
    <style:style style:name="P16" style:family="paragraph" style:parent-style-name="Standard">
      <style:text-properties fo:font-weight="bold" officeooo:rsid="002acb4c" officeooo:paragraph-rsid="002acb4c" style:font-weight-asian="bold" style:font-weight-complex="bold"/>
    </style:style>
    <style:style style:name="P17" style:family="paragraph" style:parent-style-name="Standard">
      <style:text-properties fo:font-weight="bold" officeooo:rsid="002b94e0" officeooo:paragraph-rsid="002b94e0" style:font-weight-asian="bold" style:font-weight-complex="bold"/>
    </style:style>
    <style:style style:name="P18" style:family="paragraph" style:parent-style-name="Standard">
      <style:text-properties fo:font-weight="bold" officeooo:rsid="002c3947" officeooo:paragraph-rsid="002c3947" style:font-weight-asian="bold" style:font-weight-complex="bold"/>
    </style:style>
    <style:style style:name="P19" style:family="paragraph" style:parent-style-name="Standard">
      <style:text-properties fo:font-weight="normal" officeooo:rsid="000f3a98" officeooo:paragraph-rsid="000f3a98" style:font-weight-asian="normal" style:font-weight-complex="normal"/>
    </style:style>
    <style:style style:name="P20" style:family="paragraph" style:parent-style-name="Standard">
      <style:text-properties fo:font-weight="normal" officeooo:rsid="0010d47c" officeooo:paragraph-rsid="0010d47c" style:font-weight-asian="normal" style:font-weight-complex="normal"/>
    </style:style>
    <style:style style:name="P21" style:family="paragraph" style:parent-style-name="Standard">
      <style:text-properties fo:font-weight="normal" officeooo:rsid="0019dcfd" officeooo:paragraph-rsid="0019dcfd" style:font-weight-asian="normal" style:font-weight-complex="normal"/>
    </style:style>
    <style:style style:name="P22" style:family="paragraph" style:parent-style-name="Standard">
      <style:text-properties fo:font-weight="normal" officeooo:rsid="001b9630" officeooo:paragraph-rsid="001b9630" style:font-weight-asian="normal" style:font-weight-complex="normal"/>
    </style:style>
    <style:style style:name="P23" style:family="paragraph" style:parent-style-name="Standard">
      <style:text-properties fo:font-weight="normal" officeooo:rsid="00258c45" officeooo:paragraph-rsid="00258c45" style:font-weight-asian="normal" style:font-weight-complex="normal"/>
    </style:style>
    <style:style style:name="P24" style:family="paragraph" style:parent-style-name="Standard">
      <style:text-properties fo:font-weight="normal" officeooo:rsid="0028645f" officeooo:paragraph-rsid="0028645f" style:font-weight-asian="normal" style:font-weight-complex="normal"/>
    </style:style>
    <style:style style:name="P25" style:family="paragraph" style:parent-style-name="Standard">
      <style:text-properties fo:font-weight="normal" officeooo:rsid="002acb4c" officeooo:paragraph-rsid="002acb4c" style:font-weight-asian="normal" style:font-weight-complex="normal"/>
    </style:style>
    <style:style style:name="P26" style:family="paragraph" style:parent-style-name="Standard">
      <style:text-properties officeooo:rsid="0015ee38" officeooo:paragraph-rsid="0015ee38"/>
    </style:style>
    <style:style style:name="P27" style:family="paragraph" style:parent-style-name="Standard">
      <style:text-properties officeooo:rsid="0017ef9b" officeooo:paragraph-rsid="0017ef9b"/>
    </style:style>
    <style:style style:name="P28" style:family="paragraph" style:parent-style-name="Standard">
      <style:text-properties fo:font-style="normal" fo:font-weight="bold" officeooo:rsid="002e1974" officeooo:paragraph-rsid="002e1974" style:font-style-asian="normal" style:font-weight-asian="bold" style:font-style-complex="normal" style:font-weight-complex="bold"/>
    </style:style>
    <style:style style:name="P29" style:family="paragraph" style:parent-style-name="Standard">
      <style:text-properties fo:font-style="normal" fo:font-weight="bold" officeooo:rsid="002e9e5f" officeooo:paragraph-rsid="002e9e5f" style:font-style-asian="normal" style:font-weight-asian="bold" style:font-style-complex="normal" style:font-weight-complex="bold"/>
    </style:style>
    <style:style style:name="P30" style:family="paragraph" style:parent-style-name="Standard">
      <style:text-properties fo:font-style="normal" fo:font-weight="bold" officeooo:rsid="0030f4db" officeooo:paragraph-rsid="0030f4db" style:font-style-asian="normal" style:font-weight-asian="bold" style:font-style-complex="normal" style:font-weight-complex="bold"/>
    </style:style>
    <style:style style:name="P31" style:family="paragraph" style:parent-style-name="Standard">
      <style:text-properties fo:font-style="normal" fo:font-weight="bold" officeooo:rsid="0032d566" officeooo:paragraph-rsid="0032d566" style:font-style-asian="normal" style:font-weight-asian="bold" style:font-style-complex="normal" style:font-weight-complex="bold"/>
    </style:style>
    <style:style style:name="P32" style:family="paragraph" style:parent-style-name="Standard">
      <style:text-properties fo:font-style="normal" fo:font-weight="bold" officeooo:rsid="00332169" officeooo:paragraph-rsid="00332169" style:font-style-asian="normal" style:font-weight-asian="bold" style:font-style-complex="normal" style:font-weight-complex="bold"/>
    </style:style>
    <style:style style:name="P33" style:family="paragraph" style:parent-style-name="Standard">
      <style:text-properties fo:font-style="normal" fo:font-weight="bold" officeooo:rsid="00383eac" officeooo:paragraph-rsid="00383eac" style:font-style-asian="normal" style:font-weight-asian="bold" style:font-style-complex="normal" style:font-weight-complex="bold"/>
    </style:style>
    <style:style style:name="P34" style:family="paragraph" style:parent-style-name="Standard">
      <style:paragraph-properties>
        <style:tab-stops>
          <style:tab-stop style:position="3.535cm"/>
        </style:tab-stops>
      </style:paragraph-properties>
      <style:text-properties fo:font-style="normal" fo:font-weight="bold" officeooo:rsid="003afe65" officeooo:paragraph-rsid="003afe65" style:font-style-asian="normal" style:font-weight-asian="bold" style:font-style-complex="normal" style:font-weight-complex="bold"/>
    </style:style>
    <style:style style:name="P35" style:family="paragraph" style:parent-style-name="Standard">
      <style:text-properties fo:font-style="normal" fo:font-weight="normal" officeooo:rsid="002c3947" officeooo:paragraph-rsid="002c3947" style:font-style-asian="normal" style:font-weight-asian="normal" style:font-style-complex="normal" style:font-weight-complex="normal"/>
    </style:style>
    <style:style style:name="P36" style:family="paragraph" style:parent-style-name="Standard">
      <style:text-properties fo:font-style="normal" fo:font-weight="normal" officeooo:rsid="002e1974" officeooo:paragraph-rsid="002e1974" style:font-style-asian="normal" style:font-weight-asian="normal" style:font-style-complex="normal" style:font-weight-complex="normal"/>
    </style:style>
    <style:style style:name="P37" style:family="paragraph" style:parent-style-name="Standard">
      <style:text-properties fo:font-style="normal" fo:font-weight="normal" officeooo:rsid="002e9e5f" officeooo:paragraph-rsid="002e9e5f" style:font-style-asian="normal" style:font-weight-asian="normal" style:font-style-complex="normal" style:font-weight-complex="normal"/>
    </style:style>
    <style:style style:name="P38" style:family="paragraph" style:parent-style-name="Standard">
      <style:text-properties fo:font-style="normal" fo:font-weight="normal" officeooo:rsid="0030f4db" officeooo:paragraph-rsid="0030f4db" style:font-style-asian="normal" style:font-weight-asian="normal" style:font-style-complex="normal" style:font-weight-complex="normal"/>
    </style:style>
    <style:style style:name="P39" style:family="paragraph" style:parent-style-name="Standard">
      <style:text-properties fo:font-style="normal" fo:font-weight="normal" officeooo:rsid="0032d566" officeooo:paragraph-rsid="0032d566" style:font-style-asian="normal" style:font-weight-asian="normal" style:font-style-complex="normal" style:font-weight-complex="normal"/>
    </style:style>
    <style:style style:name="P40" style:family="paragraph" style:parent-style-name="Standard">
      <style:text-properties fo:font-style="normal" fo:font-weight="normal" officeooo:rsid="00332169" officeooo:paragraph-rsid="00332169" style:font-style-asian="normal" style:font-weight-asian="normal" style:font-style-complex="normal" style:font-weight-complex="normal"/>
    </style:style>
    <style:style style:name="P41" style:family="paragraph" style:parent-style-name="Standard">
      <style:text-properties fo:font-style="normal" fo:font-weight="normal" officeooo:rsid="00332169" officeooo:paragraph-rsid="0034de95" style:font-style-asian="normal" style:font-weight-asian="normal" style:font-style-complex="normal" style:font-weight-complex="normal"/>
    </style:style>
    <style:style style:name="P42" style:family="paragraph" style:parent-style-name="Heading_20_2">
      <style:text-properties fo:font-size="12pt" fo:font-weight="normal" style:font-size-asian="10.5pt" style:font-weight-asian="normal" style:font-size-complex="12pt" style:font-weight-complex="normal"/>
    </style:style>
    <style:style style:name="P43" style:family="paragraph" style:parent-style-name="Standard" style:list-style-name="L1">
      <style:text-properties officeooo:paragraph-rsid="000f3a98"/>
    </style:style>
    <style:style style:name="P44" style:family="paragraph" style:parent-style-name="Standard" style:list-style-name="L1">
      <style:text-properties officeooo:rsid="000e199e" officeooo:paragraph-rsid="000f3a98"/>
    </style:style>
    <style:style style:name="P45" style:family="paragraph" style:parent-style-name="Standard" style:list-style-name="L1">
      <style:text-properties officeooo:rsid="000f3a98" officeooo:paragraph-rsid="000f3a98"/>
    </style:style>
    <style:style style:name="P46" style:family="paragraph" style:parent-style-name="Standard" style:list-style-name="L2">
      <style:text-properties officeooo:rsid="000f3a98" officeooo:paragraph-rsid="000f3a98"/>
    </style:style>
    <style:style style:name="P47" style:family="paragraph" style:parent-style-name="Standard" style:list-style-name="L2">
      <style:text-properties fo:font-weight="normal" officeooo:rsid="000f3a98" officeooo:paragraph-rsid="000f3a98" style:font-weight-asian="normal" style:font-weight-complex="normal"/>
    </style:style>
    <style:style style:name="P48" style:family="paragraph" style:parent-style-name="Standard" style:list-style-name="L3">
      <style:text-properties fo:font-weight="normal" officeooo:rsid="0010d47c" officeooo:paragraph-rsid="0010d47c" style:font-weight-asian="normal" style:font-weight-complex="normal"/>
    </style:style>
    <style:style style:name="P49" style:family="paragraph" style:parent-style-name="Standard" style:list-style-name="L3">
      <style:text-properties fo:font-weight="normal" officeooo:rsid="00126c96" officeooo:paragraph-rsid="00126c96" style:font-weight-asian="normal" style:font-weight-complex="normal"/>
    </style:style>
    <style:style style:name="P50" style:family="paragraph" style:parent-style-name="Standard" style:list-style-name="L6">
      <style:text-properties fo:font-weight="normal" officeooo:rsid="0017ef9b" officeooo:paragraph-rsid="0017ef9b" style:font-weight-asian="normal" style:font-weight-complex="normal"/>
    </style:style>
    <style:style style:name="P51" style:family="paragraph" style:parent-style-name="Standard" style:list-style-name="L6">
      <style:text-properties fo:font-weight="normal" officeooo:rsid="0019dcfd" officeooo:paragraph-rsid="0019dcfd" style:font-weight-asian="normal" style:font-weight-complex="normal"/>
    </style:style>
    <style:style style:name="P52" style:family="paragraph" style:parent-style-name="Standard" style:list-style-name="L7">
      <style:text-properties fo:font-weight="normal" officeooo:rsid="001b6373" officeooo:paragraph-rsid="001b2cb1" style:font-weight-asian="normal" style:font-weight-complex="normal"/>
    </style:style>
    <style:style style:name="P53" style:family="paragraph" style:parent-style-name="Standard" style:list-style-name="L7">
      <style:text-properties fo:font-weight="normal" officeooo:rsid="001b2cb1" officeooo:paragraph-rsid="001b2cb1" style:font-weight-asian="normal" style:font-weight-complex="normal"/>
    </style:style>
    <style:style style:name="P54" style:family="paragraph" style:parent-style-name="Standard" style:list-style-name="L8">
      <style:text-properties fo:font-weight="normal" officeooo:rsid="001b9630" officeooo:paragraph-rsid="001b9630" style:font-weight-asian="normal" style:font-weight-complex="normal"/>
    </style:style>
    <style:style style:name="P55" style:family="paragraph" style:parent-style-name="Standard" style:list-style-name="L8">
      <style:text-properties fo:font-weight="normal" officeooo:rsid="001cc7fd" officeooo:paragraph-rsid="001cc7fd" style:font-weight-asian="normal" style:font-weight-complex="normal"/>
    </style:style>
    <style:style style:name="P56" style:family="paragraph" style:parent-style-name="Standard" style:list-style-name="L9">
      <style:text-properties fo:font-weight="normal" officeooo:rsid="0025a1e9" officeooo:paragraph-rsid="00258c45" style:font-weight-asian="normal" style:font-weight-complex="normal"/>
    </style:style>
    <style:style style:name="P57" style:family="paragraph" style:parent-style-name="Standard">
      <style:text-properties fo:font-weight="normal" officeooo:rsid="0025a1e9" officeooo:paragraph-rsid="00258c45" style:font-weight-asian="normal" style:font-weight-complex="normal"/>
    </style:style>
    <style:style style:name="P58" style:family="paragraph" style:parent-style-name="Standard" style:list-style-name="L10">
      <style:text-properties fo:font-weight="normal" officeooo:rsid="0025a1e9" officeooo:paragraph-rsid="00258c45" style:font-weight-asian="normal" style:font-weight-complex="normal"/>
    </style:style>
    <style:style style:name="P59" style:family="paragraph" style:parent-style-name="Standard" style:list-style-name="L11">
      <style:text-properties fo:font-weight="normal" officeooo:rsid="0028645f" officeooo:paragraph-rsid="0028645f" style:font-weight-asian="normal" style:font-weight-complex="normal"/>
    </style:style>
    <style:style style:name="P60" style:family="paragraph" style:parent-style-name="Standard" style:list-style-name="L12">
      <style:text-properties fo:font-weight="normal" officeooo:rsid="002acb4c" officeooo:paragraph-rsid="002acb4c" style:font-weight-asian="normal" style:font-weight-complex="normal"/>
    </style:style>
    <style:style style:name="P61" style:family="paragraph" style:parent-style-name="Standard">
      <style:paragraph-properties>
        <style:tab-stops>
          <style:tab-stop style:position="3.535cm"/>
        </style:tab-stops>
      </style:paragraph-properties>
      <style:text-properties fo:font-weight="normal" officeooo:rsid="004442ec" officeooo:paragraph-rsid="004442ec" style:font-weight-asian="normal" style:font-weight-complex="normal"/>
    </style:style>
    <style:style style:name="P62" style:family="paragraph" style:parent-style-name="Standard">
      <style:paragraph-properties>
        <style:tab-stops>
          <style:tab-stop style:position="3.535cm"/>
        </style:tab-stops>
      </style:paragraph-properties>
      <style:text-properties fo:font-weight="normal" officeooo:rsid="00444349" officeooo:paragraph-rsid="00444349" style:font-weight-asian="normal" style:font-weight-complex="normal"/>
    </style:style>
    <style:style style:name="P63" style:family="paragraph" style:parent-style-name="Standard" style:list-style-name="L3">
      <style:text-properties officeooo:rsid="0010d47c" officeooo:paragraph-rsid="00126c96"/>
    </style:style>
    <style:style style:name="P64" style:family="paragraph" style:parent-style-name="Standard" style:list-style-name="L4">
      <style:text-properties officeooo:rsid="0015ee38" officeooo:paragraph-rsid="0015ee38"/>
    </style:style>
    <style:style style:name="P65" style:family="paragraph" style:parent-style-name="Standard" style:list-style-name="L5">
      <style:text-properties officeooo:rsid="00173ebf" officeooo:paragraph-rsid="00173ebf"/>
    </style:style>
    <style:style style:name="P66" style:family="paragraph" style:parent-style-name="Standard" style:list-style-name="L5">
      <style:text-properties officeooo:rsid="0017e8e8" officeooo:paragraph-rsid="0017e8e8"/>
    </style:style>
    <style:style style:name="P67" style:family="paragraph" style:parent-style-name="Standard" style:list-style-name="L9">
      <style:text-properties officeooo:paragraph-rsid="00258c45"/>
    </style:style>
    <style:style style:name="P68" style:family="paragraph" style:parent-style-name="Standard" style:list-style-name="L13">
      <style:text-properties fo:font-style="normal" fo:font-weight="normal" officeooo:rsid="002c3947" officeooo:paragraph-rsid="002c3947" style:font-style-asian="normal" style:font-weight-asian="normal" style:font-style-complex="normal" style:font-weight-complex="normal"/>
    </style:style>
    <style:style style:name="P69" style:family="paragraph" style:parent-style-name="Standard" style:list-style-name="L14">
      <style:text-properties fo:font-style="normal" fo:font-weight="normal" officeooo:rsid="002e1974" officeooo:paragraph-rsid="002e1974" style:font-style-asian="normal" style:font-weight-asian="normal" style:font-style-complex="normal" style:font-weight-complex="normal"/>
    </style:style>
    <style:style style:name="P70" style:family="paragraph" style:parent-style-name="Standard" style:list-style-name="L15">
      <style:text-properties fo:font-style="normal" fo:font-weight="normal" officeooo:rsid="002e9e5f" officeooo:paragraph-rsid="002e9e5f" style:font-style-asian="normal" style:font-weight-asian="normal" style:font-style-complex="normal" style:font-weight-complex="normal"/>
    </style:style>
    <style:style style:name="P71" style:family="paragraph" style:parent-style-name="Standard" style:list-style-name="L16">
      <style:text-properties fo:font-style="normal" fo:font-weight="normal" officeooo:rsid="0030f4db" officeooo:paragraph-rsid="0030f4db" style:font-style-asian="normal" style:font-weight-asian="normal" style:font-style-complex="normal" style:font-weight-complex="normal"/>
    </style:style>
    <style:style style:name="P72" style:family="paragraph" style:parent-style-name="Standard">
      <style:text-properties fo:font-style="normal" fo:font-weight="normal" officeooo:rsid="00332169" officeooo:paragraph-rsid="0032d566" style:font-style-asian="normal" style:font-weight-asian="normal" style:font-style-complex="normal" style:font-weight-complex="normal"/>
    </style:style>
    <style:style style:name="P73" style:family="paragraph" style:parent-style-name="Standard" style:list-style-name="L17">
      <style:text-properties fo:font-style="normal" fo:font-weight="normal" officeooo:rsid="00332169" officeooo:paragraph-rsid="00332169" style:font-style-asian="normal" style:font-weight-asian="normal" style:font-style-complex="normal" style:font-weight-complex="normal"/>
    </style:style>
    <style:style style:name="P74" style:family="paragraph" style:parent-style-name="Standard">
      <style:text-properties fo:font-style="normal" fo:font-weight="normal" officeooo:rsid="00332169" officeooo:paragraph-rsid="00332169" style:font-style-asian="normal" style:font-weight-asian="normal" style:font-style-complex="normal" style:font-weight-complex="normal"/>
    </style:style>
    <style:style style:name="P75" style:family="paragraph" style:parent-style-name="Standard" style:list-style-name="L18">
      <style:text-properties fo:font-style="normal" fo:font-weight="normal" officeooo:rsid="00332169" officeooo:paragraph-rsid="00332169" style:font-style-asian="normal" style:font-weight-asian="normal" style:font-style-complex="normal" style:font-weight-complex="normal"/>
    </style:style>
    <style:style style:name="P76" style:family="paragraph" style:parent-style-name="Standard" style:list-style-name="L18">
      <style:text-properties fo:font-style="normal" fo:font-weight="normal" officeooo:rsid="00332169" officeooo:paragraph-rsid="0034de95" style:font-style-asian="normal" style:font-weight-asian="normal" style:font-style-complex="normal" style:font-weight-complex="normal"/>
    </style:style>
    <style:style style:name="P77" style:family="paragraph" style:parent-style-name="Standard" style:list-style-name="L19">
      <style:text-properties fo:font-style="normal" fo:font-weight="normal" officeooo:rsid="00332169" officeooo:paragraph-rsid="0034de95" style:font-style-asian="normal" style:font-weight-asian="normal" style:font-style-complex="normal" style:font-weight-complex="normal"/>
    </style:style>
    <style:style style:name="P78" style:family="paragraph" style:parent-style-name="Standard" style:list-style-name="L17">
      <style:text-properties fo:font-style="normal" fo:font-weight="normal" officeooo:rsid="0032d566" officeooo:paragraph-rsid="0032d566" style:font-style-asian="normal" style:font-weight-asian="normal" style:font-style-complex="normal" style:font-weight-complex="normal"/>
    </style:style>
    <style:style style:name="P79" style:family="paragraph" style:parent-style-name="Standard" style:list-style-name="L20">
      <style:paragraph-properties>
        <style:tab-stops>
          <style:tab-stop style:position="3.535cm"/>
        </style:tab-stops>
      </style:paragraph-properties>
      <style:text-properties fo:font-style="normal" fo:font-weight="normal" officeooo:rsid="003afe65" officeooo:paragraph-rsid="003afe65" style:font-style-asian="normal" style:font-weight-asian="normal" style:font-style-complex="normal" style:font-weight-complex="normal"/>
    </style:style>
    <style:style style:name="P80" style:family="paragraph" style:parent-style-name="Standard" style:list-style-name="L20">
      <style:paragraph-properties>
        <style:tab-stops>
          <style:tab-stop style:position="3.535cm"/>
        </style:tab-stops>
      </style:paragraph-properties>
      <style:text-properties fo:font-style="normal" fo:font-weight="normal" officeooo:rsid="003afe65" officeooo:paragraph-rsid="003bdc11" style:font-style-asian="normal" style:font-weight-asian="normal" style:font-style-complex="normal" style:font-weight-complex="normal"/>
    </style:style>
    <style:style style:name="P81" style:family="paragraph" style:parent-style-name="Standard">
      <style:paragraph-properties>
        <style:tab-stops>
          <style:tab-stop style:position="3.535cm"/>
        </style:tab-stops>
      </style:paragraph-properties>
      <style:text-properties fo:font-style="normal" fo:font-weight="normal" officeooo:rsid="003afe65" officeooo:paragraph-rsid="003bdc11" style:font-style-asian="normal" style:font-weight-asian="normal" style:font-style-complex="normal" style:font-weight-complex="normal"/>
    </style:style>
    <style:style style:name="P82" style:family="paragraph" style:parent-style-name="Standard">
      <style:paragraph-properties>
        <style:tab-stops>
          <style:tab-stop style:position="3.535cm"/>
        </style:tab-stops>
      </style:paragraph-properties>
      <style:text-properties fo:font-style="normal" fo:font-weight="normal" officeooo:rsid="00408385" officeooo:paragraph-rsid="00408385" style:font-style-asian="normal" style:font-weight-asian="normal" style:font-style-complex="normal" style:font-weight-complex="normal"/>
    </style:style>
    <style:style style:name="P83" style:family="paragraph" style:parent-style-name="Standard" style:list-style-name="L21">
      <style:paragraph-properties>
        <style:tab-stops>
          <style:tab-stop style:position="3.535cm"/>
        </style:tab-stops>
      </style:paragraph-properties>
      <style:text-properties fo:font-style="normal" fo:font-weight="normal" officeooo:rsid="00408385" officeooo:paragraph-rsid="00408385" style:font-style-asian="normal" style:font-weight-asian="normal" style:font-style-complex="normal" style:font-weight-complex="normal"/>
    </style:style>
    <style:style style:name="P84" style:family="paragraph" style:parent-style-name="Standard">
      <style:paragraph-properties>
        <style:tab-stops>
          <style:tab-stop style:position="3.535cm"/>
        </style:tab-stops>
      </style:paragraph-properties>
      <style:text-properties fo:font-style="normal" fo:font-weight="normal" officeooo:rsid="0040907a" officeooo:paragraph-rsid="0040907a" style:font-style-asian="normal" style:font-weight-asian="normal" style:font-style-complex="normal" style:font-weight-complex="normal"/>
    </style:style>
    <style:style style:name="P85" style:family="paragraph" style:parent-style-name="Standard" style:list-style-name="L22">
      <style:paragraph-properties>
        <style:tab-stops>
          <style:tab-stop style:position="3.535cm"/>
        </style:tab-stops>
      </style:paragraph-properties>
      <style:text-properties fo:font-style="normal" fo:font-weight="normal" officeooo:rsid="0040907a" officeooo:paragraph-rsid="0040907a" style:font-style-asian="normal" style:font-weight-asian="normal" style:font-style-complex="normal" style:font-weight-complex="normal"/>
    </style:style>
    <style:style style:name="P86" style:family="paragraph" style:parent-style-name="Standard" style:list-style-name="L23">
      <style:paragraph-properties>
        <style:tab-stops>
          <style:tab-stop style:position="3.535cm"/>
        </style:tab-stops>
      </style:paragraph-properties>
      <style:text-properties fo:font-style="normal" fo:font-weight="normal" officeooo:rsid="0040907a" officeooo:paragraph-rsid="0040907a" style:font-style-asian="normal" style:font-weight-asian="normal" style:font-style-complex="normal" style:font-weight-complex="normal"/>
    </style:style>
    <style:style style:name="P87" style:family="paragraph" style:parent-style-name="Standard">
      <style:paragraph-properties>
        <style:tab-stops>
          <style:tab-stop style:position="3.535cm"/>
        </style:tab-stops>
      </style:paragraph-properties>
      <style:text-properties fo:font-style="normal" fo:font-weight="normal" officeooo:rsid="0042765c" officeooo:paragraph-rsid="0040907a" style:font-style-asian="normal" style:font-weight-asian="normal" style:font-style-complex="normal" style:font-weight-complex="normal"/>
    </style:style>
    <style:style style:name="P88" style:family="paragraph" style:parent-style-name="Standard">
      <style:paragraph-properties>
        <style:tab-stops>
          <style:tab-stop style:position="3.535cm"/>
        </style:tab-stops>
      </style:paragraph-properties>
      <style:text-properties fo:font-style="normal" fo:font-weight="bold" officeooo:rsid="00408385" officeooo:paragraph-rsid="00408385" style:font-style-asian="normal" style:font-weight-asian="bold" style:font-style-complex="normal" style:font-weight-complex="bold"/>
    </style:style>
    <style:style style:name="P89" style:family="paragraph" style:parent-style-name="Standard">
      <style:paragraph-properties>
        <style:tab-stops>
          <style:tab-stop style:position="3.535cm"/>
        </style:tab-stops>
      </style:paragraph-properties>
      <style:text-properties fo:font-style="normal" fo:font-weight="bold" officeooo:rsid="0040907a" officeooo:paragraph-rsid="0040907a" style:font-style-asian="normal" style:font-weight-asian="bold" style:font-style-complex="normal" style:font-weight-complex="bold"/>
    </style:style>
    <style:style style:name="P90" style:family="paragraph" style:parent-style-name="Standard" style:list-style-name="L24">
      <style:paragraph-properties>
        <style:tab-stops>
          <style:tab-stop style:position="3.535cm"/>
        </style:tab-stops>
      </style:paragraph-properties>
      <style:text-properties officeooo:paragraph-rsid="0040907a"/>
    </style:style>
    <style:style style:name="P91" style:family="paragraph" style:parent-style-name="Standard" style:list-style-name="L25">
      <style:paragraph-properties>
        <style:tab-stops>
          <style:tab-stop style:position="3.535cm"/>
        </style:tab-stops>
      </style:paragraph-properties>
      <style:text-properties officeooo:paragraph-rsid="004442ec"/>
    </style:style>
    <style:style style:name="P92" style:family="paragraph" style:parent-style-name="Standard">
      <style:paragraph-properties>
        <style:tab-stops>
          <style:tab-stop style:position="3.535cm"/>
        </style:tab-stops>
      </style:paragraph-properties>
      <style:text-properties fo:font-weight="bold" officeooo:rsid="004442ec" officeooo:paragraph-rsid="004442ec" style:font-weight-asian="bold" style:font-weight-complex="bold"/>
    </style:style>
    <style:style style:name="P93" style:family="paragraph" style:parent-style-name="Standard">
      <style:paragraph-properties>
        <style:tab-stops>
          <style:tab-stop style:position="3.535cm"/>
        </style:tab-stops>
      </style:paragraph-properties>
      <style:text-properties officeooo:rsid="004442ec" officeooo:paragraph-rsid="0040907a"/>
    </style:style>
    <style:style style:name="P94" style:family="paragraph" style:parent-style-name="Standard" style:list-style-name="L3">
      <style:paragraph-properties fo:break-before="column"/>
      <style:text-properties officeooo:rsid="0010d47c" officeooo:paragraph-rsid="00126c96"/>
    </style:style>
    <style:style style:name="T1" style:family="text">
      <style:text-properties officeooo:rsid="000ff851"/>
    </style:style>
    <style:style style:name="T2" style:family="text">
      <style:text-properties fo:font-weight="normal" style:font-weight-asian="normal" style:font-weight-complex="normal"/>
    </style:style>
    <style:style style:name="T3" style:family="text">
      <style:text-properties fo:font-weight="normal" officeooo:rsid="00126c96" style:font-weight-asian="normal" style:font-weight-complex="normal"/>
    </style:style>
    <style:style style:name="T4" style:family="text">
      <style:text-properties fo:font-weight="normal" officeooo:rsid="00134d22" style:font-weight-asian="normal" style:font-weight-complex="normal"/>
    </style:style>
    <style:style style:name="T5" style:family="text">
      <style:text-properties fo:font-weight="normal" officeooo:rsid="0016e47c" style:font-weight-asian="normal" style:font-weight-complex="normal"/>
    </style:style>
    <style:style style:name="T6" style:family="text">
      <style:text-properties fo:font-weight="normal" officeooo:rsid="00258c45" style:font-weight-asian="normal" style:font-weight-complex="normal"/>
    </style:style>
    <style:style style:name="T7" style:family="text">
      <style:text-properties fo:font-weight="normal" officeooo:rsid="0025a1e9" style:font-weight-asian="normal" style:font-weight-complex="normal"/>
    </style:style>
    <style:style style:name="T8" style:family="text">
      <style:text-properties fo:font-weight="normal" officeooo:rsid="0027bb15" style:font-weight-asian="normal" style:font-weight-complex="normal"/>
    </style:style>
    <style:style style:name="T9" style:family="text">
      <style:text-properties fo:font-weight="normal" officeooo:rsid="00332169" style:font-weight-asian="normal" style:font-weight-complex="normal"/>
    </style:style>
    <style:style style:name="T10" style:family="text">
      <style:text-properties fo:font-weight="normal" officeooo:rsid="0040907a" style:font-weight-asian="normal" style:font-weight-complex="normal"/>
    </style:style>
    <style:style style:name="T11" style:family="text">
      <style:text-properties fo:font-weight="normal" officeooo:rsid="004240ad" style:font-weight-asian="normal" style:font-weight-complex="normal"/>
    </style:style>
    <style:style style:name="T12" style:family="text">
      <style:text-properties officeooo:rsid="0016e47c"/>
    </style:style>
    <style:style style:name="T13" style:family="text">
      <style:text-properties officeooo:rsid="00173ebf"/>
    </style:style>
    <style:style style:name="T14" style:family="text">
      <style:text-properties officeooo:rsid="0017e8e8"/>
    </style:style>
    <style:style style:name="T15" style:family="text">
      <style:text-properties officeooo:rsid="0017ef9b"/>
    </style:style>
    <style:style style:name="T16" style:family="text">
      <style:text-properties fo:font-weight="bold" style:font-weight-asian="bold" style:font-weight-complex="bold"/>
    </style:style>
    <style:style style:name="T17" style:family="text">
      <style:text-properties officeooo:rsid="0019dcfd"/>
    </style:style>
    <style:style style:name="T18" style:family="text">
      <style:text-properties officeooo:rsid="001b2cb1"/>
    </style:style>
    <style:style style:name="T19" style:family="text">
      <style:text-properties officeooo:rsid="001b6373"/>
    </style:style>
    <style:style style:name="T20" style:family="text">
      <style:text-properties officeooo:rsid="001b9630"/>
    </style:style>
    <style:style style:name="T21" style:family="text">
      <style:text-properties officeooo:rsid="001cc7fd"/>
    </style:style>
    <style:style style:name="T22" style:family="text">
      <style:text-properties officeooo:rsid="0025a1e9"/>
    </style:style>
    <style:style style:name="T23" style:family="text">
      <style:text-properties officeooo:rsid="002e1974"/>
    </style:style>
    <style:style style:name="T24" style:family="text">
      <style:text-properties officeooo:rsid="0030f4db"/>
    </style:style>
    <style:style style:name="T25" style:family="text">
      <style:text-properties officeooo:rsid="003337b0"/>
    </style:style>
    <style:style style:name="T26" style:family="text">
      <style:text-properties officeooo:rsid="0034de95"/>
    </style:style>
    <style:style style:name="T27" style:family="text">
      <style:text-properties officeooo:rsid="00369606"/>
    </style:style>
    <style:style style:name="T28" style:family="text">
      <style:text-properties officeooo:rsid="00383eac"/>
    </style:style>
    <style:style style:name="T29" style:family="text">
      <style:text-properties officeooo:rsid="00391c12"/>
    </style:style>
    <style:style style:name="T30" style:family="text">
      <style:text-properties officeooo:rsid="0040907a"/>
    </style:style>
    <style:style style:name="T31" style:family="text">
      <style:text-properties officeooo:rsid="004240a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42765c" style:font-style-asian="normal" style:font-weight-asian="normal" style:font-style-complex="normal" style:font-weight-complex="normal"/>
    </style:style>
    <style:style style:name="T34" style:family="text">
      <style:text-properties fo:font-style="normal" fo:font-weight="normal" officeooo:rsid="004442ec"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42765c" style:font-style-asian="normal" style:font-style-complex="normal"/>
    </style:style>
    <style:style style:name="T37" style:family="text">
      <style:text-properties officeooo:rsid="004442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
      <text:p text:style-name="P3"/>
      <text:list xml:id="list3011961389" text:style-name="L1">
        <text:list-item>
          <text:p text:style-name="P44">use wifi; - <text:s/>create database name is wifi.</text:p>
        </text:list-item>
        <text:list-item>
          <text:p text:style-name="P43">db.createCollection(“data”); <text:s/>- <text:s/>create collection with name is data .</text:p>
        </text:list-item>
        <text:list-item>
          <text:p text:style-name="P44">db.data.find(); - <text:s/>find all the <text:s/>documents of data collection.</text:p>
        </text:list-item>
        <text:list-item>
          <text:p text:style-name="P44">show dbs;</text:p>
        </text:list-item>
        <text:list-item>
          <text:p text:style-name="P44">show collections; </text:p>
        </text:list-item>
      </text:list>
      <text:p text:style-name="P2"/>
      <text:p text:style-name="P5">Comparision operator -------</text:p>
      <text:p text:style-name="P4"/>
      <text:p text:style-name="P4"/>
      <text:list xml:id="list114614330702306" text:continue-numbering="true" text:style-name="L1">
        <text:list-item>
          <text:p text:style-name="P44">db.data.find({“price” : {$eq : 299}});</text:p>
        </text:list-item>
        <text:list-item>
          <text:p text:style-name="P43">db.data.find({“price” : {$gt : 299}});</text:p>
        </text:list-item>
        <text:list-item>
          <text:p text:style-name="P45">db.data.find({“price” :{$lt : 299}});</text:p>
        </text:list-item>
        <text:list-item>
          <text:p text:style-name="P45">db.data.find({"price" : {$eq : 299 }});</text:p>
        </text:list-item>
        <text:list-item>
          <text:p text:style-name="P45">db.data.find({"price" : {$nin : [2,299,242]}});</text:p>
        </text:list-item>
      </text:list>
      <text:p text:style-name="P4"/>
      <text:p text:style-name="P4"/>
      <text:p text:style-name="P4"/>
      <text:p text:style-name="P5">Cursors <text:s/>:------------------------</text:p>
      <text:p text:style-name="P4"/>
      <text:list xml:id="list855839892" text:style-name="L2">
        <text:list-item>
          <text:p text:style-name="P46">db.data.find({"price" :{ $eq : 299}}).<text:span text:style-name="T1">count();</text:span></text:p>
        </text:list-item>
        <text:list-item>
          <text:p text:style-name="P46">db.data.find({"price" :{ $eq : 299}}).<text:span text:style-name="T1">limit(5);</text:span></text:p>
        </text:list-item>
        <text:list-item>
          <text:p text:style-name="P47">db.data.find({"price" :{ $eq : 299}}).<text:span text:style-name="T1">skip(2); - skip second document from the collection.</text:span></text:p>
        </text:list-item>
        <text:list-item>
          <text:p text:style-name="P47">db.data.find({"price" :{ $eq : 299}}).<text:span text:style-name="T1">limit(3).sort({“price” : 1}); - <text:s/>sorting in asceding order by using 1 </text:span></text:p>
        </text:list-item>
        <text:list-item>
          <text:p text:style-name="P47">db.data.find({"price" :{ $eq : 299}}).<text:span text:style-name="T1">limit(3).sort({“price”: -1}): - sorting in the descending order using -1 .</text:span></text:p>
        </text:list-item>
      </text:list>
      <text:p text:style-name="P19"><text:s text:c="2"/></text:p>
      <text:p text:style-name="P19"/>
      <text:p text:style-name="P8">Logical Operator : -------------------------------</text:p>
      <text:p text:style-name="P20"/>
      <text:list xml:id="list862401331" text:style-name="L3">
        <text:list-item>
          <text:p text:style-name="P48">db.data.find({$and : [{"price" : {$gt :299}},{"name" : "Laptop Pro"}]});</text:p>
          <text:p text:style-name="P48"><text:s/>- <text:s/>it check the conditions if both condition are true so we will get that result.</text:p>
          <text:p text:style-name="P48"/>
        </text:list-item>
        <text:list-item>
          <text:p text:style-name="P63"><text:span text:style-name="T2">db.data.find({$or : [{"price" : {$eq :299}},{"name" : "Laptop Pro"}]}); - <text:s/></text:span><text:span text:style-name="T3">it does check the condition if any one condition will true so <text:s/>we will get result.</text:span></text:p>
          <text:p text:style-name="P49">-</text:p>
        </text:list-item>
        <text:list-item>
          <text:p text:style-name="P48"><text:s/>db.data.find({"price" : {$gt :299},"name" : "Laptop Pro"}); <text:s/></text:p>
          <text:p text:style-name="P94"><text:span text:style-name="T2">- <text:s/>it </text:span><text:span text:style-name="T3">does work as a $and.</text:span></text:p>
        </text:list-item>
      </text:list>
      <text:p text:style-name="P20"/>
      <text:list xml:id="list114613403993463" text:continue-numbering="true" text:style-name="L3">
        <text:list-item>
          <text:p text:style-name="P63"><text:span text:style-name="T3">db.data.find({"price" : {$not :{$gt : 299}}}); - <text:s/></text:span><text:span text:style-name="T4">not print greater then 299 and print </text:span><text:span text:style-name="T5">and it takes only one argument.</text:span></text:p>
        </text:list-item>
      </text:list>
      <text:p text:style-name="P20"/>
      <text:p text:style-name="P1"/>
      <text:p text:style-name="P1"/>
      <text:p text:style-name="P1"/>
      <text:p text:style-name="P1"/>
      <text:p text:style-name="P1"/>
      <text:p text:style-name="P1"/>
      <text:p text:style-name="P1"/>
      <text:p text:style-name="P1"><text:soft-page-break/><text:s/></text:p>
      <text:p text:style-name="P6">Complex <text:s/>Compression :-----------------------------</text:p>
      <text:p text:style-name="P26">(complex operation <text:s/>or <text:s/>$expr <text:s/>operator allows using aggregation expression within a query)</text:p>
      <text:p text:style-name="P26">(its useful when <text:s/>we neet to compare the fields from <text:s/>the same ducument in a more compex manner)</text:p>
      <text:p text:style-name="P26"/>
      <text:list xml:id="list3040032047" text:style-name="L4">
        <text:list-item>
          <text:p text:style-name="P64">db.sales.find({ $expr : { $lt :[ {$multiply : ["$quantity ", "$price"]},"$targetPrice"]}}); <text:s/>- <text:span text:style-name="T12">we campare two fields between then if <text:s/>condition will true so we will get result as per the conditioin.</text:span></text:p>
        </text:list-item>
      </text:list>
      <text:p text:style-name="P26"/>
      <text:list xml:id="list114614068552312" text:continue-numbering="true" text:style-name="L4">
        <text:list-item>
          <text:p text:style-name="P64">db.sales.find({ $expr : { $lt :[ {$add : ["$quantity ", "$price"]},"$targetPrice"]}}); <text:s/>- <text:span text:style-name="T13">it add the quantity and price then compare with targetprice , then check condition <text:s/>addition is less then of target price if its true then we will get result.</text:span></text:p>
        </text:list-item>
      </text:list>
      <text:p text:style-name="P26"/>
      <text:p text:style-name="P26"/>
      <text:p text:style-name="P7">Element Operator : -----------------------------------------------</text:p>
      <text:p text:style-name="P27"/>
      <text:p text:style-name="P27"/>
      <text:p text:style-name="P27"><text:span text:style-name="T16">$Exists - </text:span><text:s/>check the availibilty of the filed.</text:p>
      <text:list xml:id="list574406332" text:style-name="L5">
        <text:list-item>
          <text:p text:style-name="P65">db.sales.find({"price" : {$exists: true}}); - <text:span text:style-name="T14">it just check <text:s/>price field is present in the collection if assign true and present too so it will print all the <text:s/>documents of which is having the price field.</text:span></text:p>
        </text:list-item>
        <text:list-item>
          <text:p text:style-name="P66">db.sales.find(<text:span text:style-name="T15">{</text:span>“<text:span text:style-name="T15">price “ : {$exists : true},”price” : {$gt : 24}}); - <text:s/>it will check the field it present or not as per the assigne condition true or false , then check condition it will and get result on that <text:s/>codition also.</text:span></text:p>
        </text:list-item>
        <text:list-item>
          <text:p text:style-name="P66"/>
        </text:list-item>
      </text:list>
      <text:p text:style-name="P26"/>
      <text:p text:style-name="P26"/>
      <text:p text:style-name="P9">$type – <text:span text:style-name="T2"><text:s/>filter documents based on the Bson datatype of the fields.</text:span></text:p>
      <text:p text:style-name="P9"/>
      <text:list xml:id="list2620556185" text:style-name="L6">
        <text:list-item>
          <text:p text:style-name="P50">db.data.find({"price" : {$type: "number"}}); - <text:s/>find the all the records which is having the price type is number.</text:p>
        </text:list-item>
        <text:list-item>
          <text:p text:style-name="P50">db.data.find({"name" : {$type:2}}).count(); - <text:s/><text:span text:style-name="T17">find <text:s/>the all the document of having name as a string and 8 is the code of string.</text:span></text:p>
        </text:list-item>
        <text:list-item>
          <text:p text:style-name="P51">db.data.find({"isFeatured" : {$type : 8}}).count(); - <text:span text:style-name="T18">8 is <text:s/>boolean type code.</text:span></text:p>
        </text:list-item>
      </text:list>
      <text:p text:style-name="P21"/>
      <text:p text:style-name="P10">$size :-</text:p>
      <text:p text:style-name="P10"/>
      <text:list xml:id="list146511508" text:style-name="L7">
        <text:list-item>
          <text:p text:style-name="P52">db.comment.find({"comments" : {$size : 4}});- it just check the field comments and get result which is having 4 elements or documents in the fields so we will get all the data of matched condition of size.</text:p>
        </text:list-item>
        <text:list-item>
          <text:p text:style-name="P53">db.comment.find({"comments" : {$size : <text:span text:style-name="T19">3</text:span>}});</text:p>
        </text:list-item>
        <text:list-item>
          <text:p text:style-name="P53">db.comment.find({"comments" : {$size : <text:span text:style-name="T20">2</text:span>}});</text:p>
        </text:list-item>
      </text:list>
      <text:p text:style-name="P10"/>
      <text:p text:style-name="P10"/>
      <text:p text:style-name="P11">Projection <text:s/>:------------------------------------------</text:p>
      <text:p text:style-name="P22"><text:s/>( it just use to define the fields it mean which field we want to show <text:s/>or not, we include and exclude the fields using projection , in the case of include we use 1 and in the case of exclude we use 0 )</text:p>
      <text:p text:style-name="P22"/>
      <text:list xml:id="list1811260457" text:style-name="L8">
        <text:list-item>
          <text:p text:style-name="P54">db.data.find({"colors":{$size : 3}},{"name" : 1}); <text:s/>- <text:s/><text:span text:style-name="T21">it show only the data of colors field having 3 size of elements. </text:span></text:p>
        </text:list-item>
        <text:list-item>
          <text:p text:style-name="P55">db.data.find({"colors":{$size : 3}},{"name" : 1, "_id" : 0});</text:p>
        </text:list-item>
        <text:list-item>
          <text:p text:style-name="P55">db.data.find({ "colors": { $size: 3 } }, { "name": 1 }); <text:s/></text:p>
        </text:list-item>
      </text:list>
      <text:p text:style-name="P12"><text:soft-page-break/>Embedded Documents <text:s/>: --------------------------------------------</text:p>
      <text:p text:style-name="P23">(Query ducumentation inside embedded documents using dot(.) notation.</text:p>
      <text:p text:style-name="P23"/>
      <text:list xml:id="list2221506428" text:style-name="L9">
        <text:list-item>
          <text:p text:style-name="P67"><text:span text:style-name="T6">db.comment.find({"comments.user": "Alice"}); - <text:s/></text:span><text:span text:style-name="T7">we find the data of user field from comments field. </text:span></text:p>
        </text:list-item>
        <text:list-item>
          <text:p text:style-name="P56">db.comment.find({"metadata.views": {$gt:900}});</text:p>
        </text:list-item>
        <text:list-item>
          <text:p text:style-name="P56">db.comment.find({"comments.user":"Alice", "metadata.views" : {$gt: 300}});</text:p>
        </text:list-item>
      </text:list>
      <text:p text:style-name="P57"/>
      <text:p text:style-name="P13"><text:span text:style-name="T22">$</text:span>all :- <text:s/><text:span text:style-name="T8">find the data which is having mentioned data in the commnets.user field.</text:span></text:p>
      <text:list xml:id="list114613905923219" text:continue-numbering="true" text:style-name="L9">
        <text:list-item>
          <text:p text:style-name="P56">db.comment.find({"comments.user":{$all : ["Alice", "Vinod"]}}); </text:p>
        </text:list-item>
        <text:list-item>
          <text:p text:style-name="P56">db.comment.find({"comments.user":{$all : ["Alice", "Bob","Eva"]}});</text:p>
        </text:list-item>
      </text:list>
      <text:p text:style-name="P57"/>
      <text:p text:style-name="P57"/>
      <text:p text:style-name="P14"><text:span text:style-name="T22">$</text:span>elemMatch :- <text:span text:style-name="T2">it used at time of multiple fields , check multiple fields of comments field , then get results. </text:span></text:p>
      <text:p text:style-name="P57"/>
      <text:list xml:id="list4209696437" text:style-name="L10">
        <text:list-item>
          <text:p text:style-name="P58">db.comment.find({"comments":{$elemMatch:{"user":"Alice", "text":"Great article!"}}});</text:p>
        </text:list-item>
        <text:list-item>
          <text:p text:style-name="P58"><text:s/>db.comment.find({"comments":{$elemMatch:{"user":"Bob", "text":"Thanks for sharing."}}}); </text:p>
        </text:list-item>
      </text:list>
      <text:p text:style-name="P57"/>
      <text:p text:style-name="P57"/>
      <text:p text:style-name="P57"/>
      <text:p text:style-name="P15"><text:span text:style-name="T22">U</text:span>pdate Operations :-------------------------------</text:p>
      <text:p text:style-name="P15"/>
      <text:list xml:id="list4217144325" text:style-name="L11">
        <text:list-item>
          <text:p text:style-name="P59">db.comment.updateOne({_id:1},{$set: {"author":"Roshan"}});</text:p>
        </text:list-item>
        <text:list-item>
          <text:p text:style-name="P59">db.comment.updateMany({"comments.user":"Alice"},{$set:{"author":"Patidar"}});</text:p>
        </text:list-item>
      </text:list>
      <text:p text:style-name="P24"/>
      <text:p text:style-name="P24"/>
      <text:p text:style-name="P16">Removing and renaming :--------------------------</text:p>
      <text:p text:style-name="P17">$unset:- <text:span text:style-name="T2">it is used to delete field </text:span></text:p>
      <text:list xml:id="list270657931" text:style-name="L12">
        <text:list-item>
          <text:p text:style-name="P60">db.data.updateOne({"name":"Air Fryer"},{$unset: {"image":1}});</text:p>
        </text:list-item>
      </text:list>
      <text:p text:style-name="P25"/>
      <text:p text:style-name="P25"/>
      <text:p text:style-name="P25"/>
      <text:p text:style-name="P18">Positional Operators :---------------------------------</text:p>
      <text:p text:style-name="P18"/>
      <text:p text:style-name="P18">$push :-</text:p>
      <text:p text:style-name="P18"/>
      <text:list xml:id="list4040824021" text:style-name="L13">
        <text:list-item>
          <text:p text:style-name="P68"><text:s/>db.data.updateOne({"price":299},{$push:{"pouse":"hello"}}); - <text:span text:style-name="T23">it add new field with name of ‘pouse’ <text:s/>and it create in the one document only beacause we used updateOne().</text:span></text:p>
        </text:list-item>
        <text:list-item>
          <text:p text:style-name="P68">db.data.updateMany({"price":299},{$push:{"Case":"UPI"}}); </text:p>
        </text:list-item>
      </text:list>
      <text:p text:style-name="P35"/>
      <text:p text:style-name="P28">$Pop :-</text:p>
      <text:p text:style-name="P28"/>
      <text:list xml:id="list834229408" text:style-name="L14">
        <text:list-item>
          <text:p text:style-name="P69">db.data.updateMany({"price":299},{$pop:{"Case":1}});</text:p>
        </text:list-item>
      </text:list>
      <text:p text:style-name="P36"/>
      <text:p text:style-name="P29">Delete Operation :------------------------</text:p>
      <text:p text:style-name="P29"/>
      <text:list xml:id="list4252147758" text:style-name="L15">
        <text:list-item>
          <text:p text:style-name="P70">db.data.deleteMany({"price":130});</text:p>
        </text:list-item>
        <text:list-item>
          <text:p text:style-name="P70">db.data.delete<text:span text:style-name="T24">One</text:span>({"price":130});</text:p>
        </text:list-item>
      </text:list>
      <text:p text:style-name="P37"/>
      <text:p text:style-name="P37"/>
      <text:p text:style-name="P30"><text:soft-page-break/>Indexes : -------------------------</text:p>
      <text:p text:style-name="P38">(indexes are apecialized data structure that optimize data retrieval speed in mongoDB.)</text:p>
      <text:p text:style-name="P38">(indexes store a fraction of data in a more searchable formate.)</text:p>
      <text:p text:style-name="P38">(they enable <text:s/>mongoDB to locate data faster during queries.)</text:p>
      <text:p text:style-name="P38">(Indexes are separate from collection and muliple indexes can exist per collection.)</text:p>
      <text:p text:style-name="P38"/>
      <text:p text:style-name="P38">{ we can search data easily , it search data which is we want means not search all the data and waste their time in the searching, and store data different from the collection its have saperata data storage.}</text:p>
      <text:p text:style-name="P38"/>
      <text:p text:style-name="P38"/>
      <text:list xml:id="list3409749823" text:style-name="L16">
        <text:list-item>
          <text:p text:style-name="P71">db.data.createIndex({"surname":1});</text:p>
        </text:list-item>
        <text:list-item>
          <text:p text:style-name="P71">db.data.getIndexes();</text:p>
        </text:list-item>
        <text:list-item>
          <text:p text:style-name="P71">db.products.createIndex({"email":1},{"unique":true});</text:p>
        </text:list-item>
      </text:list>
      <text:p text:style-name="P38"/>
      <text:p text:style-name="P38"/>
      <text:p text:style-name="P31">Aggregation :---------------------------------</text:p>
      <text:p text:style-name="P39">(aggregatioin is the process of perfoming transformations an ducuments and combining them to produce compute results.)</text:p>
      <text:p text:style-name="P39">(<text:span text:style-name="T16">Pipeline <text:s/>stages:- <text:s/></text:span>aggregation consist of mulitple pipeline stages, each performing a specific operation on the input data.)</text:p>
      <text:p text:style-name="P39">(benefits :- complex calculation and operations are possible, data can be combined , reshaped and computed for insights, aggregation handles large datasets efficiently.)</text:p>
      <text:p text:style-name="P39"/>
      <text:p text:style-name="P39"/>
      <text:p text:style-name="P31">$Match :- <text:span text:style-name="T9">its work similar to find but we can search from out result.</text:span></text:p>
      <text:p text:style-name="P72"/>
      <text:list xml:id="list2644177475" text:style-name="L17">
        <text:list-item>
          <text:p text:style-name="P78"><text:s/>db.data.aggregate([{$match:{"price":{$gt:299}}}]); </text:p>
        </text:list-item>
        <text:list-item>
          <text:p text:style-name="P73">db.data.aggregate([{$match:{“name” : “Alice”}}]);</text:p>
        </text:list-item>
      </text:list>
      <text:p text:style-name="P40"/>
      <text:p text:style-name="P32">$Group :- <text:s/><text:span text:style-name="T2">its grouped data </text:span></text:p>
      <text:p text:style-name="P40"/>
      <text:list xml:id="list2967487382" text:style-name="L18">
        <text:list-item>
          <text:p text:style-name="P75">db.data.aggregate([{$group:{_id:{"com" :"$company"},"totaoproducts":{"$sum":1}}}]);</text:p>
        </text:list-item>
        <text:list-item>
          <text:p text:style-name="P76">db.data.aggregate([{$group :{_id:<text:span text:style-name="T26">{“com”:{</text:span>"$comapany"<text:span text:style-name="T26">}</text:span>,"totalProducts":{"$sum":1}}}]); - <text:s/><text:span text:style-name="T25">count the products. </text:span><text:span text:style-name="T26">( it just add the same company names and add them , print the result as mentioned field only for example here we take com which is stored the company name and total products which is stored he sum of all <text:s/>elements which is havng same company name.)</text:span></text:p>
          <text:p text:style-name="P76"/>
        </text:list-item>
        <text:list-item>
          <text:p text:style-name="P76">db.products.aggregate([{$match:{price : {$gt : 230}},{$group : {_id :"$comapany", tatalproducts:{$sum :"$price"}}}}]) <text:span text:style-name="T27">{add price of the same company names}</text:span></text:p>
        </text:list-item>
        <text:list-item>
          <text:p text:style-name="P76">db.sales.aggregate([{$match:{"quantity":5}},{$group:{_id: "$quantity","priceTotal":{$sum: "price"},"priceavg":{$avg:{"$price"}}}}]);</text:p>
          <text:p text:style-name="P76"><text:s/><text:span text:style-name="T28">{find the quantity value 5 documents with creating fields pricetotal which is having total price of quanitity 5 elements and avg of price also.</text:span><text:span text:style-name="T29">}</text:span></text:p>
        </text:list-item>
        <text:list-item>
          <text:p text:style-name="P76">db.data.aggregate([{$match:{price:{$gt :225}}},{$group:{_id:"$company",totalprice:{$sum : "$price"}}}]);</text:p>
        </text:list-item>
        <text:list-item>
          <text:p text:style-name="P76">db.data.aggregate([{$match:{price:{$gt :225}}},{$group:{_id:"$company",totalprice:{$sum : "$price"},avg:{$avg:"$price"}}}]);</text:p>
        </text:list-item>
      </text:list>
      <text:p text:style-name="P41"/>
      <text:p text:style-name="P41"/>
      <text:p text:style-name="P41"/>
      <text:p text:style-name="P41"/>
      <text:p text:style-name="P33"><text:soft-page-break/>$sort :-</text:p>
      <text:p text:style-name="P41"/>
      <text:list xml:id="list1167660875" text:style-name="L19">
        <text:list-item>
          <text:p text:style-name="P77">db.data.aggregate([{$match:{price:{$gt :225}}},{$group:{_id:"$category",totalprice:{$sum : "$price"}}},{$sort : {totalprice : 1}}]); - <text:s/><text:span text:style-name="T29">ascending order</text:span></text:p>
        </text:list-item>
        <text:list-item>
          <text:p text:style-name="P77">db.data.aggregate([{$match:{price:{$gt :225}}},{$group:{_id:"$category",totalprice:{$sum : "$price"}}},{$sort : {totalprice : -<text:span text:style-name="T29">1</text:span>}}]); - <text:span text:style-name="T29">descending oder</text:span></text:p>
        </text:list-item>
      </text:list>
      <text:p text:style-name="P41"/>
      <text:p text:style-name="P41"/>
      <text:p text:style-name="P34">$Project :- <text:s text:c="2"/></text:p>
      <text:p text:style-name="P34"/>
      <text:list xml:id="list607028307" text:style-name="L20">
        <text:list-item>
          <text:p text:style-name="P79"><text:s/>db.data.aggregate([{$project : {price:1}}]); - it shows only price</text:p>
        </text:list-item>
        <text:list-item>
          <text:p text:style-name="P80"><text:s/>db.data.aggregate([{$project : {name:1}}])</text:p>
        </text:list-item>
        <text:list-item>
          <text:p text:style-name="P80">db.data.aggregate([{$project:{price:1, discountprice:{$multiply :["$price",0.8]}}}]);</text:p>
        </text:list-item>
      </text:list>
      <text:p text:style-name="P81"/>
      <text:p text:style-name="P88">$Push :- <text:span text:style-name="T10">create the new field and get data <text:s/>from existing field.</text:span></text:p>
      <text:p text:style-name="P88"/>
      <text:list xml:id="list4205323761" text:style-name="L21">
        <text:list-item>
          <text:p text:style-name="P83"><text:s/>db.data.aggregate([{$match:{price:{$gt:200}}},{$group:{_id:"$price", allColors:{$push : "$colors"}}}]); - <text:span text:style-name="T30">but we get duplicate data. </text:span></text:p>
        </text:list-item>
      </text:list>
      <text:p text:style-name="P82"/>
      <text:p text:style-name="P89">$unwind :- <text:span text:style-name="T2"><text:s/>we reduce the duplicacy it mean it just create mulitple array for data and we remove this using unwind and stored data in one array for each. And create saperate document for each different colors.</text:span></text:p>
      <text:p text:style-name="P89"/>
      <text:list xml:id="list555975035" text:style-name="L22">
        <text:list-item>
          <text:p text:style-name="P85">db.data.aggregate([{$unwind : "$colors"},{$match:{price:{$gt:200}}},{$group:{_id:"$price", allColors:{$push : "$colors"}}}]);</text:p>
        </text:list-item>
      </text:list>
      <text:p text:style-name="P89"/>
      <text:p text:style-name="P89">$addToSet :- <text:s/><text:span text:style-name="T11">it reduce complicate data.</text:span></text:p>
      <text:p text:style-name="P89"/>
      <text:list xml:id="list3944798159" text:style-name="L23">
        <text:list-item>
          <text:p text:style-name="P86">db.data.aggregate([{$unwind : "$colors"},{$match:{price:{$gt:200}}},{$group:{_id:"$price", allColors:{$<text:span text:style-name="T31">addtoSet</text:span> : "$colors"}}}]);</text:p>
        </text:list-item>
      </text:list>
      <text:p text:style-name="P84"/>
      <text:p text:style-name="P89"><text:line-break/><text:span text:style-name="T37">$limit :-</text:span></text:p>
      <text:p text:style-name="P87"/>
      <text:list xml:id="list4084328351" text:style-name="L24">
        <text:list-item>
          <text:p text:style-name="P90"><text:span text:style-name="T33">db.data.aggregate([{$unwind : "$colors"},{$match:{price:{$gt:200}}},{$group:{_id:"$price", allColors:{$addToSet : "$colors"}}},{$limit:5}]);</text:span></text:p>
        </text:list-item>
      </text:list>
      <text:p text:style-name="P93"><text:span text:style-name="T33"/></text:p>
      <text:p text:style-name="P93"><text:span text:style-name="T33"/></text:p>
      <text:p text:style-name="P92"><text:span text:style-name="T36">$</text:span><text:span text:style-name="T35">skip :- </text:span><text:span text:style-name="T32"><text:s/>is just skip documents which is we mentioned.</text:span></text:p>
      <text:p text:style-name="P92"><text:span text:style-name="T32"/></text:p>
      <text:list xml:id="list1366864646" text:style-name="L25">
        <text:list-item>
          <text:p text:style-name="P91"><text:span text:style-name="T34">db.data.aggregate([{$unwind : "$colors"},{$match:{price:{$gt:200}}},{$group:{_id:"$price", allColors:{$addToSet : "$colors"}}},{$limit:5},{$skip :2}]);</text:span></text:p>
        </text:list-item>
      </text:list>
      <text:p text:style-name="P92"><text:span text:style-name="T35"/></text:p>
      <text:p text:style-name="P92"><text:span text:style-name="T35">$filter :- </text:span></text:p>
      <text:p text:style-name="P92"><text:span text:style-name="T35"/></text:p>
      <text:p text:style-name="P62"><text:span text:style-name="T35">use double doller for fatch the data of temprary field val and val represent to the values.</text:span></text:p>
      <text:p text:style-name="P92"><text:span text:style-name="T35"/></text:p>
      <text:h text:style-name="P42" text:outline-level="2">db.data.aggregate([{$project:{name:1,totalvalue:{$filter:{input:"$values", as :"val",cond:[$gt:{"$$val",30}]}}}}])</text:h>
      <text:p text:style-name="P92"><text:span text:style-name="T35"/></text:p>
      <text:p text:style-name="P61"><text:span text:style-name="T3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12:12:56.334610985</meta:creation-date>
    <dc:date>2023-12-18T11:46:04.431173090</dc:date>
    <meta:editing-duration>PT1H31M6S</meta:editing-duration>
    <meta:editing-cycles>6</meta:editing-cycles>
    <meta:generator>LibreOffice/6.4.7.2$Linux_X86_64 LibreOffice_project/40$Build-2</meta:generator>
    <meta:document-statistic meta:table-count="0" meta:image-count="0" meta:object-count="0" meta:page-count="5" meta:paragraph-count="120" meta:word-count="1239" meta:character-count="9827" meta:non-whitespace-character-count="8689"/>
  </office:meta>
</office:document-meta>
</file>